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12.534cm"/>
    </style:style>
    <style:style style:name="co2" style:family="table-column">
      <style:table-column-properties fo:break-before="auto" style:column-width="13.025cm"/>
    </style:style>
    <style:style style:name="co3" style:family="table-column">
      <style:table-column-properties fo:break-before="auto" style:column-width="3.549cm"/>
    </style:style>
    <style:style style:name="co4" style:family="table-column">
      <style:table-column-properties fo:break-before="auto" style:column-width="3.4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7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date-style style:name="N72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72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7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4"/>
        <table:table-row table:style-name="ro1"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Original Estimative</text:p>
          </table:table-cell>
          <table:table-cell table:style-name="ce1" office:value-type="string" calcext:value-type="string">
            <text:p>Current Estimative</text:p>
          </table:table-cell>
          <table:table-cell table:style-name="ce1" office:value-type="string" calcext:value-type="string">
            <text:p>Spent</text:p>
          </table:table-cell>
          <table:table-cell table:style-name="ce1" office:value-type="string" calcext:value-type="string">
            <text:p>Remaining</text:p>
          </table:table-cell>
          <table:table-cell table:style-name="ce1"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Structs support</text:p>
          </table:table-cell>
          <table:table-cell office:value-type="string" calcext:value-type="string">
            <text:p>Decide syntax for writting to member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]-[.E2]" office:value-type="float" office:value="0" calcext:value-type="float">
            <text:p>0</text:p>
          </table:table-cell>
          <table:table-cell table:style-name="ce2" office:value-type="date" office:date-value="2022-06-24T01:25:00" calcext:value-type="date">
            <text:p>24/06/2022 01:25</text:p>
          </table:table-cell>
        </table:table-row>
        <table:table-row table:style-name="ro1">
          <table:table-cell office:value-type="string" calcext:value-type="string">
            <text:p>Structs support</text:p>
          </table:table-cell>
          <table:table-cell office:value-type="string" calcext:value-type="string">
            <text:p>Decide syntax for reading from memb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]-[.E3]" office:value-type="float" office:value="0" calcext:value-type="float">
            <text:p>0</text:p>
          </table:table-cell>
          <table:table-cell table:style-name="ce2" office:value-type="date" office:date-value="2022-06-24T01:25:00" calcext:value-type="date">
            <text:p>24/06/2022 01:25</text:p>
          </table:table-cell>
        </table:table-row>
        <table:table-row table:style-name="ro1">
          <table:table-cell office:value-type="string" calcext:value-type="string">
            <text:p>Structs: Add type validation for writting to member</text:p>
          </table:table-cell>
          <table:table-cell office:value-type="string" calcext:value-type="string">
            <text:p>Decide value typ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]-[.E4]" office:value-type="float" office:value="0" calcext:value-type="float">
            <text:p>0</text:p>
          </table:table-cell>
          <table:table-cell table:style-name="ce3" office:value-type="date" office:date-value="2022-06-24T03:25:00" calcext:value-type="date">
            <text:p>24/06/22 03:25</text:p>
          </table:table-cell>
        </table:table-row>
        <table:table-row table:style-name="ro1">
          <table:table-cell office:value-type="string" calcext:value-type="string">
            <text:p>Structs: Add type validation for writting to member</text:p>
          </table:table-cell>
          <table:table-cell office:value-type="string" calcext:value-type="string">
            <text:p>Decide member typ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]-[.E5]" office:value-type="float" office:value="0" calcext:value-type="float">
            <text:p>0</text:p>
          </table:table-cell>
          <table:table-cell table:style-name="ce3" office:value-type="date" office:date-value="2022-06-24T03:25:00" calcext:value-type="date">
            <text:p>24/06/22 03:25</text:p>
          </table:table-cell>
        </table:table-row>
        <table:table-row table:style-name="ro1">
          <table:table-cell office:value-type="string" calcext:value-type="string">
            <text:p>Structs: Add type validation for writting to member</text:p>
          </table:table-cell>
          <table:table-cell office:value-type="string" calcext:value-type="string">
            <text:p>Check for mat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]-[.E6]" office:value-type="float" office:value="0" calcext:value-type="float">
            <text:p>0</text:p>
          </table:table-cell>
          <table:table-cell table:style-name="ce3" office:value-type="date" office:date-value="2022-06-24T03:25:00" calcext:value-type="date">
            <text:p>24/06/22 03:25</text:p>
          </table:table-cell>
        </table:table-row>
        <table:table-row table:style-name="ro1">
          <table:table-cell office:value-type="string" calcext:value-type="string">
            <text:p>Structs: Add type validation for writting to member</text:p>
          </table:table-cell>
          <table:table-cell office:value-type="string" calcext:value-type="string">
            <text:p>Decide back-end functions to base struct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7]-[.E7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tructs: Add type validation for writting to member</text:p>
          </table:table-cell>
          <table:table-cell office:value-type="string" calcext:value-type="string">
            <text:p>Rewrite __set__ to return back-end functions calling when writting to memb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8]-[.E8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9]-[.E9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uffer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10]-[.E10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tructs: Add type validation for reading from member and setting to a variable</text:p>
          </table:table-cell>
          <table:table-cell office:value-type="string" calcext:value-type="string">
            <text:p>Decide member typ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11]-[.E11]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tructs: Add type validation for reading from member and setting to a variable</text:p>
          </table:table-cell>
          <table:table-cell office:value-type="string" calcext:value-type="string">
            <text:p>Decide name type (mut variables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2]-[.E12]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tructs: Add type validation for reading from member and setting to a variable</text:p>
          </table:table-cell>
          <table:table-cell office:value-type="string" calcext:value-type="string">
            <text:p>Check for mat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3]-[.E13]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tructs: Add type validation for reading from member and setting to a variable</text:p>
          </table:table-cell>
          <table:table-cell office:value-type="string" calcext:value-type="string">
            <text:p>Rewrite __eval__ to return back-end functions calling when reading from memb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14]-[.E14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15]-[.E15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uffer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16]-[.E16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tructs: Initialization</text:p>
          </table:table-cell>
          <table:table-cell office:value-type="string" calcext:value-type="string">
            <text:p>Decide structs initialization syntax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17]-[.E17]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tructs: Initialization</text:p>
          </table:table-cell>
          <table:table-cell office:value-type="string" calcext:value-type="string">
            <text:p>Check if all members were set (optional values won’t exist for now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18]-[.E18]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tructs: Initialization</text:p>
          </table:table-cell>
          <table:table-cell office:value-type="string" calcext:value-type="string">
            <text:p>Check for match between members and values typ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9]-[.E19]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20]-[.E20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uffe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21]-[.E21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ointers support + Internal masking</text:p>
          </table:table-cell>
          <table:table-cell office:value-type="string" calcext:value-type="string">
            <text:p>Add support for functions taking atoms/lists as arguments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formula="of:=[.D22]-[.E22]"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Pointers support</text:p>
          </table:table-cell>
          <table:table-cell office:value-type="string" calcext:value-type="string">
            <text:p>Decide syntax for writting to pointer: write (ptr int 0x0) 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3]-[.E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ointers support</text:p>
          </table:table-cell>
          <table:table-cell office:value-type="string" calcext:value-type="string">
            <text:p>Decide syntax for reading from pointer: read (ptr int 0x0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4]-[.E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ointers support</text:p>
          </table:table-cell>
          <table:table-cell office:value-type="string" calcext:value-type="string">
            <text:p>Decide syntax to get pointer of variable: get ptr myva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5]-[.E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ointers support</text:p>
          </table:table-cell>
          <table:table-cell office:value-type="string" calcext:value-type="string">
            <text:p>Decide back-end function to read from pointer: read_ptr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6]-[.E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ointers support</text:p>
          </table:table-cell>
          <table:table-cell office:value-type="string" calcext:value-type="string">
            <text:p>Decide back-end function to write to pointer: write_pt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7]-[.E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ointers support</text:p>
          </table:table-cell>
          <table:table-cell office:value-type="string" calcext:value-type="string">
            <text:p>Decide back-end function to get pointer of variable: get_pt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8]-[.E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fault functions support</text:p>
          </table:table-cell>
          <table:table-cell office:value-type="string" calcext:value-type="string">
            <text:p>Add support for default function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29]-[.E29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ointers support + Internal masking</text:p>
          </table:table-cell>
          <table:table-cell office:value-type="string" calcext:value-type="string">
            <text:p>Mask read_pt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30]-[.E30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inters support + Internal masking</text:p>
          </table:table-cell>
          <table:table-cell office:value-type="string" calcext:value-type="string">
            <text:p>Mask write_pt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31]-[.E31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inters support + Internal masking</text:p>
          </table:table-cell>
          <table:table-cell office:value-type="string" calcext:value-type="string">
            <text:p>Mask get_pt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32]-[.E32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inters support</text:p>
          </table:table-cell>
          <table:table-cell office:value-type="string" calcext:value-type="string">
            <text:p>size back-end func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33]-[.E33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ointers support</text:p>
          </table:table-cell>
          <table:table-cell office:value-type="string" calcext:value-type="string">
            <text:p>offset back-end function for struct member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34]-[.E34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35]-[.E35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uffe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36]-[.E36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nsafe blocks</text:p>
          </table:table-cell>
          <table:table-cell office:value-type="string" calcext:value-type="string">
            <text:p>Decide how unsafe will be implemented (switches on functions maybe?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37]-[.E37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nsafe blocks</text:p>
          </table:table-cell>
          <table:table-cell office:value-type="string" calcext:value-type="string">
            <text:p>Implement unsafe function/interna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38]-[.E38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39]-[.E39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uffe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40]-[.E40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nbounded Polymorphism</text:p>
          </table:table-cell>
          <table:table-cell office:value-type="string" calcext:value-type="string">
            <text:p>Plan i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41]-[.E41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Unbounded Polymorphism</text:p>
          </table:table-cell>
          <table:table-cell office:value-type="string" calcext:value-type="string">
            <text:p>Implement unbound polymorphism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42]-[.E42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43]-[.E43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uffer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44]-[.E44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ointers support</text:p>
          </table:table-cell>
          <table:table-cell office:value-type="string" calcext:value-type="string">
            <text:p>Write function/internal for writting to pointer (inside unsaf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45]-[.E45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inters support</text:p>
          </table:table-cell>
          <table:table-cell office:value-type="string" calcext:value-type="string">
            <text:p>Write function/internal for reading from pointer (inside unsaf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46]-[.E46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inters support: Arithmetic</text:p>
          </table:table-cell>
          <table:table-cell office:value-type="string" calcext:value-type="string">
            <text:p>Write function to add to a point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47]-[.E47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48]-[.E48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uffer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49]-[.E49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ame validation</text:p>
          </table:table-cell>
          <table:table-cell office:value-type="string" calcext:value-type="string">
            <text:p>Mut/const check at name sett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50]-[.E50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me validation</text:p>
          </table:table-cell>
          <table:table-cell office:value-type="string" calcext:value-type="string">
            <text:p>Check for setting const upon mut variabl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51]-[.E51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52]-[.E52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uffe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53]-[.E53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t support</text:p>
          </table:table-cell>
          <table:table-cell office:value-type="string" calcext:value-type="string">
            <text:p>Add ret function/interna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54]-[.E54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55]-[.E55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uffe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56]-[.E56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oto support</text:p>
          </table:table-cell>
          <table:table-cell office:value-type="string" calcext:value-type="string">
            <text:p>Plan go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57]-[.E5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oto support</text:p>
          </table:table-cell>
          <table:table-cell office:value-type="string" calcext:value-type="string">
            <text:p>Add goto function/interna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58]-[.E58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D59]-[.E59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uffe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60]-[.E60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xit + handle support</text:p>
          </table:table-cell>
          <table:table-cell office:value-type="string" calcext:value-type="string">
            <text:p>Plan exit + hand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61]-[.E61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xit + handle support</text:p>
          </table:table-cell>
          <table:table-cell office:value-type="string" calcext:value-type="string">
            <text:p>Add exi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62]-[.E62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xit + handle support</text:p>
          </table:table-cell>
          <table:table-cell office:value-type="string" calcext:value-type="string">
            <text:p>Add hand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63]-[.E63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xit + handle support</text:p>
          </table:table-cell>
          <table:table-cell office:value-type="string" calcext:value-type="string">
            <text:p>Add pani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64]-[.E64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65]-[.E65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uffe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66]-[.E66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exadecimal numbers</text:p>
          </table:table-cell>
          <table:table-cell office:value-type="string" calcext:value-type="string">
            <text:p>Add syntax extension for hexadecimal number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67]-[.E67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ctal numbers</text:p>
          </table:table-cell>
          <table:table-cell office:value-type="string" calcext:value-type="string">
            <text:p>Add syntax extension for octal numb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68]-[.E68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inary numbers</text:p>
          </table:table-cell>
          <table:table-cell office:value-type="string" calcext:value-type="string">
            <text:p>Add syntax extension for binary numb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69]-[.E69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70]-[.E70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uffer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71]-[.E71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nlispyfication</text:p>
          </table:table-cell>
          <table:table-cell office:value-type="string" calcext:value-type="string">
            <text:p>Plan requisit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72]-[.E72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Unlispyfication</text:p>
          </table:table-cell>
          <table:table-cell office:value-type="string" calcext:value-type="string">
            <text:p>Add automatic parenthesis around lin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73]-[.E73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Unlispyfication</text:p>
          </table:table-cell>
          <table:table-cell office:value-type="string" calcext:value-type="string">
            <text:p>Add automatic parenthesis open at end of proper blocks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74]-[.E74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75]-[.E75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Buffer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76]-[.E76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rite LLVM Back-End</text:p>
          </table:table-cell>
          <table:table-cell office:value-type="string" calcext:value-type="string">
            <text:p>Pl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77]-[.E77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rite LLVM Back-End</text:p>
          </table:table-cell>
          <table:table-cell office:value-type="string" calcext:value-type="string">
            <text:p>Change function returns to back-end palatable tre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78]-[.E78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Write LLVM Back-End</text:p>
          </table:table-cell>
          <table:table-cell office:value-type="string" calcext:value-type="string">
            <text:p>Add support for different tokens, internals and functions for our LIS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79]-[.E79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D80]-[.E80]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Buffer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81]-[.E81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Write LLVM Back-End: Functions</text:p>
          </table:table-cell>
          <table:table-cell office:value-type="string" calcext:value-type="string">
            <text:p>Add function without arguments, without return typ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82]-[.E82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rite LLVM Back-End: Functions</text:p>
          </table:table-cell>
          <table:table-cell office:value-type="string" calcext:value-type="string">
            <text:p>Add function with arguments, without return typ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83]-[.E83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rite LLVM Back-End: Functions</text:p>
          </table:table-cell>
          <table:table-cell office:value-type="string" calcext:value-type="string">
            <text:p>Add function without arguments, with return typ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84]-[.E84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rite LLVM Back-End: Functions</text:p>
          </table:table-cell>
          <table:table-cell office:value-type="string" calcext:value-type="string">
            <text:p>Add function with arguments, with return typ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85]-[.E85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D86]-[.E86]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Buffer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87]-[.E87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Write LLVM Back-End: Integers Additi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88]-[.E88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89]-[.E89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rite LLVM Back-End: Integers Subtracti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0]-[.E90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1]-[.E91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rite LLVM Back-End: Integers Multiplicati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2]-[.E92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3]-[.E93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rite LLVM Back-End: Divisi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4]-[.E94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5]-[.E95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rite LLVM Back-End: Module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6]-[.E96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7]-[.E97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rite LLVM Back-End: Remainer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8]-[.E98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9]-[.E99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rite LLVM Back-End: Floats Additi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0]-[.E100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1]-[.E101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rite LLVM Back-End: Floats Subtracti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2]-[.E102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3]-[.E103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rite LLVM Back-End: Floats Multiplicati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4]-[.E104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5]-[.E105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rite LLVM Back-End: Integers =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6]-[.E106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7]-[.E107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rite LLVM Back-End: Integers !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8]-[.E108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9]-[.E109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rite LLVM Back-End: Integers &gt;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0]-[.E110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1]-[.E111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rite LLVM Back-End: Integers &gt;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2]-[.E112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3]-[.E113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rite LLVM Back-End: Integers &lt;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4]-[.E114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5]-[.E115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rite LLVM Back-End: Integers &lt;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6]-[.E116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7]-[.E117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rite LLVM Back-End: Floats =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8]-[.E118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9]-[.E119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rite LLVM Back-End: Floats !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0]-[.E120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1]-[.E121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rite LLVM Back-End: Floats &gt;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2]-[.E122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3]-[.E123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rite LLVM Back-End: Floats &gt;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4]-[.E124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5]-[.E125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rite LLVM Back-End: Floats &lt;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6]-[.E126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7]-[.E127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rite LLVM Back-End: Floats &lt;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8]-[.E128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9]-[.E129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rite LLVM Back-End: Bools =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0]-[.E130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1]-[.E131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rite LLVM Back-End: Bools !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2]-[.E132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3]-[.E133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rite LLVM Back-End: If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4]-[.E134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5]-[.E135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rite LLVM Back-End: Tunning for amd64-linux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Write LLVM Back-End: Print to stdout, stderr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rite LLVM Back-End: Receive arguments from command line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anual memory management support</text:p>
          </table:table-cell>
          <table:table-cell office:value-type="string" calcext:value-type="string">
            <text:p>Planning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anual memory management support</text:p>
          </table:table-cell>
          <table:table-cell office:value-type="string" calcext:value-type="string">
            <text:p>alloc functio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anual memory management support</text:p>
          </table:table-cell>
          <table:table-cell office:value-type="string" calcext:value-type="string">
            <text:p>alloc function back-en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anual memory management support</text:p>
          </table:table-cell>
          <table:table-cell office:value-type="string" calcext:value-type="string">
            <text:p>free functio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anual memory management support</text:p>
          </table:table-cell>
          <table:table-cell office:value-type="string" calcext:value-type="string">
            <text:p>free function back-en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eta-test Exceptions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table:formula="of:=SUM([.C2:.C150])" office:value-type="float" office:value="568" calcext:value-type="float">
            <text:p>568</text:p>
          </table:table-cell>
          <table:table-cell table:formula="of:=SUM([.D2:.D150])" office:value-type="float" office:value="495" calcext:value-type="float">
            <text:p>495</text:p>
          </table:table-cell>
          <table:table-cell table:formula="of:=SUM([.E2:.E150])" office:value-type="float" office:value="9" calcext:value-type="float">
            <text:p>9</text:p>
          </table:table-cell>
          <table:table-cell table:formula="of:=SUM([.F2:.F150])" office:value-type="float" office:value="486" calcext:value-type="float">
            <text:p>486</text:p>
          </table:table-cell>
          <table:table-cell table:style-name="Default"/>
        </table:table-row>
        <table:table-row table:style-name="ro1">
          <table:table-cell table:number-columns-repeated="6"/>
          <table:table-cell table:style-name="Default"/>
        </table:table-row>
        <table:table-row table:style-name="ro1">
          <table:table-cell table:number-columns-repeated="3"/>
          <table:table-cell table:formula="of:=[.D151]/12" office:value-type="float" office:value="41.25" calcext:value-type="float">
            <text:p>41,25</text:p>
          </table:table-cell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Roboto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6">00/00/0000</text:date>, <text:time style:data-style-name="N2" text:time-value="23:20:32.37944494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3T20:25:21.645558777</meta:creation-date>
    <dc:date>2023-06-26T23:39:06.125951288</dc:date>
    <meta:editing-duration>PT11H8M13S</meta:editing-duration>
    <meta:editing-cycles>39</meta:editing-cycles>
    <meta:generator>LibreOffice/7.5.4.2$Linux_X86_64 LibreOffice_project/50$Build-2</meta:generator>
    <meta:document-statistic meta:table-count="1" meta:cell-count="830" meta:object-count="0"/>
  </office:meta>
</office:document-meta>
</file>